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</text:span>ython Regular Expression Quick Guide</text:p>
      <text:p text:style-name="Standard"/>
      <text:p text:style-name="Standard">^ <text:s text:c="7"/>Matches the beginning of a line</text:p>
      <text:p text:style-name="Standard"/>
      <text:p text:style-name="Standard">$ <text:s text:c="7"/>Matches the end of the line</text:p>
      <text:p text:style-name="Standard"/>
      <text:p text:style-name="Standard">. <text:s text:c="7"/>Matches any character</text:p>
      <text:p text:style-name="Standard"/>
      <text:p text:style-name="Standard">\s <text:s text:c="6"/>Matches whitespace</text:p>
      <text:p text:style-name="Standard"/>
      <text:p text:style-name="Standard">\S <text:s text:c="6"/>Matches any non-whitespace character</text:p>
      <text:p text:style-name="Standard"/>
      <text:p text:style-name="Standard">* <text:s text:c="7"/>Repeats a character zero or more times</text:p>
      <text:p text:style-name="Standard"/>
      <text:p text:style-name="Standard">*? <text:s text:c="6"/>Repeats a character zero or more times </text:p>
      <text:p text:style-name="Standard"><text:s text:c="9"/>(non-greedy)</text:p>
      <text:p text:style-name="Standard"/>
      <text:p text:style-name="Standard">+ <text:s text:c="7"/>Repeats a character one or more times</text:p>
      <text:p text:style-name="Standard"/>
      <text:p text:style-name="Standard">+? <text:s text:c="6"/>Repeats a character one or more times </text:p>
      <text:p text:style-name="Standard"><text:s text:c="9"/>(non-greedy)</text:p>
      <text:p text:style-name="Standard"/>
      <text:p text:style-name="Standard">[aeiou] <text:s/>Matches a single character in the listed set</text:p>
      <text:p text:style-name="Standard"/>
      <text:p text:style-name="Standard">[^XYZ] <text:s text:c="2"/>Matches a single character not in the listed set</text:p>
      <text:p text:style-name="Standard"/>
      <text:p text:style-name="Standard">[a-z0-9] The set of characters can include a range</text:p>
      <text:p text:style-name="Standard"/>
      <text:p text:style-name="Standard">( <text:s text:c="7"/>Indicates where string extraction is to start</text:p>
      <text:p text:style-name="Standard"/>
      <text:p text:style-name="Standard">) <text:s text:c="7"/>Indicates where string extraction is to end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dney Che</meta:initial-creator>
    <meta:creation-date>2021-08-31T16:06:16.63</meta:creation-date>
    <dc:date>2021-08-31T16:10:14.10</dc:date>
    <dc:creator>Rodney Che</dc:creator>
    <meta:editing-duration>PT3M56S</meta:editing-duration>
    <meta:editing-cycles>3</meta:editing-cycles>
    <meta:generator>OpenOffice/4.1.10$Win32 OpenOffice.org_project/4110m2$Build-9807</meta:generator>
    <meta:printed-by>Rodney Che</meta:printed-by>
    <meta:print-date>2021-08-31T16:09:25.88</meta:print-date>
    <meta:document-statistic meta:table-count="0" meta:image-count="0" meta:object-count="0" meta:page-count="1" meta:paragraph-count="18" meta:word-count="109" meta:character-count="712"/>
  </office:meta>
</office:document-meta>
</file>